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07be" officeooo:paragraph-rsid="0005162c"/>
    </style:style>
    <style:style style:name="P2" style:family="paragraph" style:parent-style-name="Standard">
      <style:text-properties officeooo:rsid="0005162c" officeooo:paragraph-rsid="0005162c"/>
    </style:style>
    <style:style style:name="P3" style:family="paragraph" style:parent-style-name="Standard" style:list-style-name="L3">
      <style:text-properties officeooo:paragraph-rsid="0005162c"/>
    </style:style>
    <style:style style:name="P4" style:family="paragraph" style:parent-style-name="Standard">
      <style:text-properties officeooo:rsid="00085887" officeooo:paragraph-rsid="00085887"/>
    </style:style>
    <style:style style:name="P5" style:family="paragraph" style:parent-style-name="Standard" style:list-style-name="L3">
      <style:text-properties officeooo:rsid="00085887" officeooo:paragraph-rsid="00085887"/>
    </style:style>
    <style:style style:name="P6" style:family="paragraph" style:parent-style-name="Standard">
      <style:text-properties officeooo:rsid="000a15db" officeooo:paragraph-rsid="000a15db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a15db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5162c"/>
    </style:style>
    <style:style style:name="T5" style:family="text">
      <style:text-properties style:font-name="Liberation Serif" officeooo:rsid="00069ad0"/>
    </style:style>
    <style:style style:name="T6" style:family="text">
      <style:text-properties style:font-name="Liberation Serif" officeooo:rsid="000a15db"/>
    </style:style>
    <style:style style:name="T7" style:family="text">
      <style:text-properties style:font-name="Liberation Serif" officeooo:rsid="000b0ede"/>
    </style:style>
    <style:style style:name="T8" style:family="text">
      <style:text-properties fo:color="#faa61a" style:font-name="Liberation Serif"/>
    </style:style>
    <style:style style:name="T9" style:family="text">
      <style:text-properties fo:color="#faa61a" style:font-name="Liberation Serif1"/>
    </style:style>
    <style:style style:name="T10" style:family="text">
      <style:text-properties fo:color="#faa61a" style:font-name="Liberation Serif1" officeooo:rsid="000b0e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<text:span text:style-name="T1">š</text:span><text:span text:style-name="T3">tovani Profesore Ivane,</text:span></text:p>
      <text:p text:style-name="P2"><text:span text:style-name="T3">puno Vam hvala na Va</text:span><text:span text:style-name="T1">š</text:span><text:span text:style-name="T3">em emailu. </text:span></text:p>
      <text:p text:style-name="P2"><text:span text:style-name="T3"/></text:p>
      <text:p text:style-name="P2"><text:span text:style-name="T3">Stavila sam adresu </text:span><text:span text:style-name="T7">i</text:span><text:span text:style-name="T3"> telefonski broj u email </text:span><text:span text:style-name="T7">i</text:span><text:span text:style-name="T3"> poslala sam Vam sa ovim emailom 4 fajla:</text:span></text:p>
      <text:list xml:id="list1160588290" text:style-name="L3">
        <text:list-item>
          <text:p text:style-name="P3"><text:span text:style-name="T4">Ingrid_Preporuka_Web_Developer ( na srpskom )</text:span></text:p>
        </text:list-item>
        <text:list-item>
          <text:p text:style-name="P3"><text:span text:style-name="T4">Ingrid_Preporuka_Java_Developer (na srpskom )</text:span></text:p>
        </text:list-item>
        <text:list-item>
          <text:p text:style-name="P3"><text:span text:style-name="T4">Ingrid_Reference_Web_Developer ( na engleskom )</text:span></text:p>
        </text:list-item>
        <text:list-item>
          <text:p text:style-name="P3"><text:span text:style-name="T4">Ingrid_Preporuka_Java_Developer ( na engleskom )</text:span></text:p>
          <text:p text:style-name="P5"><text:span text:style-name="T3"/></text:p>
        </text:list-item>
      </text:list>
      <text:p text:style-name="P2"><text:span text:style-name="T3">Razlika izme</text:span><text:span text:style-name="T1">đ</text:span><text:span text:style-name="T3">u 1. i 2. je da je u 1. radno mesto Web_Developer, a u 2. Java Developer ( drugim re</text:span><text:span text:style-name="T1">č</text:span><text:span text:style-name="T3">ima gde se u 1. pojavljuje fraza Web Developer, u 2. se pojavljuje fraza <text:s/>Java Developer ). </text:span></text:p>
      <text:p text:style-name="P2"><text:span text:style-name="T3"/></text:p>
      <text:p text:style-name="P2"><text:span text:style-name="T3">Razlika izme</text:span><text:span text:style-name="T1">đ</text:span><text:span text:style-name="T3">u 3. i 4. je i</text:span><text:span text:style-name="T5">sta, izuzev da su preporuke na engleskom.</text:span></text:p>
      <text:p text:style-name="P2"><text:span text:style-name="T5"/></text:p>
      <text:p text:style-name="P4"><text:span text:style-name="T5">H</text:span><text:span text:style-name="T3">tela bih da Vas zamolim da kada unesete izmene </text:span><text:span text:style-name="T8">da mi po</text:span><text:span text:style-name="T9">š</text:span><text:span text:style-name="T8">aljete email fajlova sa izmenama</text:span><text:span text:style-name="T3">, jer bih ja htela da od</text:span><text:span text:style-name="T1">š</text:span><text:span text:style-name="T3">tampam preporuke kod mene na </text:span><text:span text:style-name="T1">š</text:span><text:span text:style-name="T3">tampa</text:span><text:span text:style-name="T1">ču ( zbog kvaliteta ), pa ću Vam doneti preporuke </text:span><text:span text:style-name="T9">za potpis</text:span><text:span text:style-name="T1">. </text:span></text:p>
      <text:p text:style-name="P4"><text:span text:style-name="T1"/></text:p>
      <text:p text:style-name="P4"><text:span text:style-name="T1">Ako Vam odgovara možete </text:span><text:span text:style-name="T9">da unesete promene samo u jedan fajl na srpskom </text:span><text:span text:style-name="T10">i</text:span><text:span text:style-name="T9"> samo u jedan fajl na engleskom</text:span><text:span text:style-name="T1">, a ja ću uneti te izmene u druga dva fajla.</text:span></text:p>
      <text:p text:style-name="P4"><text:span text:style-name="T1"/></text:p>
      <text:p text:style-name="P4"><text:span text:style-name="T1">Posle toga bih došla kod Vas na fakultet da mi potpišete preporuke. Puno Vam hvala unapred.</text:span></text:p>
      <text:p text:style-name="P4"><text:span text:style-name="T1"/></text:p>
      <text:p text:style-name="P4"><text:span text:style-name="T1">Srdačni pozdrav,</text:span></text:p>
      <text:p text:style-name="P4"><text:span text:style-name="T1"/></text:p>
      <text:p text:style-name="P4"><text:span text:style-name="T1">Ingrid Farka</text:span><text:span text:style-name="T2">š</text:span></text:p>
      <text:p text:style-name="P6"><text:span text:style-name="T1">Email : </text:span><text:a xlink:type="simple" xlink:href="mailto:ifarkas2018@gmail.com" text:style-name="Internet_20_link" text:visited-style-name="Visited_20_Internet_20_Link"><text:span text:style-name="T1">ifarkas2018@gmail.com</text:span></text:a></text:p>
      <text:p text:style-name="P6"><text:span text:style-name="T1">Mobilni : +381 63 1970291</text:span></text:p>
      <text:p text:style-name="P2"><text:span text:style-name="T5"/></text:p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6:38:03.580000000</meta:creation-date>
    <dc:date>2018-11-05T07:39:23.321000000</dc:date>
    <meta:editing-duration>PT37M57S</meta:editing-duration>
    <meta:editing-cycles>3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16" meta:word-count="195" meta:character-count="1128" meta:non-whitespace-character-count="949"/>
  </office:meta>
</office:document-meta>
</file>